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list-style-name="L13"/>
    <style:style style:name="P4" style:family="paragraph" style:parent-style-name="Preformatted_20_Text" style:list-style-name="L14"/>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paragraph-properties fo:margin-top="0in" fo:margin-bottom="0in" style:contextual-spacing="false"/>
    </style:style>
    <style:style style:name="P19" style:family="paragraph" style:parent-style-name="Text_20_body" style:list-style-name="L16">
      <style:paragraph-properties fo:margin-top="0in" fo:margin-bottom="0in" style:contextual-spacing="false"/>
    </style:style>
    <style:style style:name="P20" style:family="paragraph" style:parent-style-name="Text_20_body" style:list-style-name="L17">
      <style:paragraph-properties fo:margin-top="0in" fo:margin-bottom="0in" style:contextual-spacing="false"/>
    </style:style>
    <style:style style:name="P21" style:family="paragraph" style:parent-style-name="Text_20_body" style:list-style-name="L18">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etting-up-a-chroot-environment"/>Setting Up a Chroot Environment<text:bookmark-end text:name="setting-up-a-chroot-environment"/></text:h>
      <text:h text:style-name="Heading_20_2" text:outline-level="2"><text:bookmark-start text:name="introduction"/>Introduction<text:bookmark-end text:name="introduction"/></text:h>
      <text:p text:style-name="First_20_paragraph">Setting up chroot environments is a good way to enhance security of your server. In a nutshell, a chroot environment restricts a user's access to a specific directory tree, making it seem like that directory is the root of their file system. This limits what they can see and do on your server.</text:p>
      <text:h text:style-name="Heading_20_3" text:outline-level="3"><text:bookmark-start text:name="understanding-chroot-environments"/>Understanding Chroot Environments<text:bookmark-end text:name="understanding-chroot-environments"/></text:h>
      <text:p text:style-name="First_20_paragraph">Imagine a child playing in a sandbox. The sandbox is their limited world - they can play with the sand and toys inside, but they can't wander off into the wider garden or the house. A chroot environment is similar to this sandbox for users on your server.</text:p>
      <text:p text:style-name="Text_20_body"><text:span text:style-name="T1">Definition</text:span>: A chroot environment, short for "change root", is a way to isolate a user or process to a specific directory tree on your system. For a user inside a chroot jail, this designated directory becomes their apparent root directory (<text:span text:style-name="Source_5f_Text">/</text:span>). They cannot access any files or directories outside of this restricted view.</text:p>
      <text:p text:style-name="Text_20_body"><text:span text:style-name="T1">Security Benefits</text:span>: This isolation provides significant security benefits:</text:p>
      <text:list xml:id="list179067840" text:style-name="L8">
        <text:list-item>
          <text:p text:style-name="P11"><text:span text:style-name="T1">Limited Damage</text:span>: If a chrooted user's account is compromised, the attacker's access is limited to the chroot environment. They cannot easily access or modify critical system files or other user's data outside of this jail.</text:p>
        </text:list-item>
        <text:list-item>
          <text:p text:style-name="P11"><text:span text:style-name="T1">Restricted Actions</text:span>: By controlling which files and commands are available within the chroot, you can limit what actions a user can perform on your server.</text:p>
        </text:list-item>
      </text:list>
      <text:p text:style-name="First_20_paragraph">Think of it like giving someone a locked briefcase with only the tools they need for a specific task. They can use those tools, but they can't access anything else you haven't provided.</text:p>
      <text:h text:style-name="Heading_20_4" text:outline-level="4"><text:bookmark-start text:name="the-limitations-of-chroot"/>The Limitations of Chroot<text:bookmark-end text:name="the-limitations-of-chroot"/></text:h>
      <text:p text:style-name="First_20_paragraph">It's important to understand that while chroot adds a significant layer of security, it's not a completely foolproof solution. Think of our sandbox analogy again. While the child can't easily get out of the sandbox, a determined and clever child might find ways to dig under the walls or use tools in unexpected ways.</text:p>
      <text:p text:style-name="Text_20_body">Here are some limitations of chroot:</text:p>
      <text:list xml:id="list1000558919" text:style-name="L9">
        <text:list-item>
          <text:p text:style-name="P12"><text:span text:style-name="T1">Escape Vulnerabilities</text:span>: Historically, there have been ways for skilled users or attackers to "escape" the chroot jail by exploiting vulnerabilities in the kernel or in the setuid/setgid binaries within the chroot. While modern systems are more robust, it's not impossible.</text:p>
        </text:list-item>
        <text:list-item>
          <text:p text:style-name="P12"><text:span text:style-name="T1">Kernel Access</text:span>: The chrooted environment still shares the same kernel as the host system. Therefore, a user inside the chroot could potentially exploit kernel vulnerabilities to gain broader access.</text:p>
        </text:list-item>
        <text:list-item>
          <text:p text:style-name="P12"><text:span text:style-name="T1">Resource Exhaustion</text:span>: A malicious user within the chroot could potentially try to exhaust <text:soft-page-break/>system resouces (like CPU or memory), affecting other users and processes on the server.</text:p>
        </text:list-item>
      </text:list>
      <text:p text:style-name="First_20_paragraph">Chroot is a valuable <text:span text:style-name="T2">defense in depth</text:span> mechanism. It makes it significantly harder for unauthorized users to cause harm, but it should ideally be used in conjunction with other security best practices, such as keeping your system updated, using strong passwords, and limiting privileges of chrooted users as much as possible.</text:p>
      <text:h text:style-name="Heading_20_2" text:outline-level="2"><text:bookmark-start text:name="planning-the-chroot-setup"/>Planning the Chroot Setup<text:bookmark-end text:name="planning-the-chroot-setup"/></text:h>
      <text:p text:style-name="First_20_paragraph">This is a crucial step as it will determine how useful and secure your chroot environments will be. Think back to the "locked briefcase" analogy. Before we can even create the briefcase, we need to decide what tools the user <text:span text:style-name="T2">actually</text:span> needs inside to do their specific job. Putting in too many tools increases the risk if the briefcase is compromised. Putting in too few will make it impossible for the user to do their work.</text:p>
      <text:p text:style-name="Text_20_body">Here are some key questions to consider during this planning phase:</text:p>
      <text:list xml:id="list3128615329" text:style-name="L10">
        <text:list-item>
          <text:p text:style-name="P13"><text:span text:style-name="T1">What specific tasks will these users need to perform on the server via SSH?</text:span> Will they be transferring files (using <text:span text:style-name="Source_5f_Text">scp</text:span> or <text:span text:style-name="Source_5f_Text">sftp</text:span>)? Will they need to run specific commands? Do they need a shell prompt at all?</text:p>
        </text:list-item>
        <text:list-item>
          <text:p text:style-name="P13"><text:span text:style-name="T1">Based on these tasks, what are the absolute minimum set of commands and utilities they will require?</text:span> For example, if they only need to transfer files using <text:span text:style-name="Source_5f_Text">sftp</text:span>, they might not need a full shell like <text:span text:style-name="Source_5f_Text">bash</text:span>.</text:p>
        </text:list-item>
        <text:list-item>
          <text:p text:style-name="P13"><text:span text:style-name="T1">What level of access do they need to the file system </text:span><text:span text:style-name="T3">within</text:span><text:span text:style-name="T1"> their restricted environment?</text:span> Do they need to be able to create directories? Read and write files in specific locations within their chroot?</text:p>
        </text:list-item>
      </text:list>
      <text:p text:style-name="First_20_paragraph">Answering these questions will help you determine which directories, binaries (executable programs), and libraries will be necessary to include in the chroot environment. The goal is to keep the chroot environment as minimal as possible, providing only what is strictly required for the intended purpose. This reduces the potential attack surface.</text:p>
      <text:p text:style-name="Text_20_body">For example, if a user only needs to upload and download files securely, you might only need to provide the <text:span text:style-name="Source_5f_Text">sftp</text:span> subsystem of SSH and the necessary supporting libraries, without giving them a shell or other commands.</text:p>
      <text:h text:style-name="Heading_20_3" text:outline-level="3"><text:bookmark-start text:name="deciding-on-the-location-for-the-chroot-directories"/>Deciding on the Location For the Chroot Directories<text:bookmark-end text:name="deciding-on-the-location-for-the-chroot-directories"/></text:h>
      <text:p text:style-name="First_20_paragraph">A common and logical place to create chroot environments is within the <text:span text:style-name="Source_5f_Text">/home</text:span> directory. We can create a dedicated subdirectory there, perhaps prefixed with <text:span text:style-name="Source_5f_Text">chroot-</text:span>, followed by the username. For example:</text:p>
      <text:list xml:id="list4058629826" text:style-name="L11">
        <text:list-item>
          <text:p text:style-name="P14">For a username <text:span text:style-name="Source_5f_Text">alice</text:span>, the chroot directory could be <text:span text:style-name="Source_5f_Text">/home/chroot-alice</text:span>.</text:p>
        </text:list-item>
        <text:list-item>
          <text:p text:style-name="P14">For a username <text:span text:style-name="Source_5f_Text">bob</text:span>, the chroot directory could be <text:span text:style-name="Source_5f_Text">/home/chroot-bob</text:span>.</text:p>
        </text:list-item>
      </text:list>
      <text:p text:style-name="First_20_paragraph">This approach keeps the chroot environments organized and separate from the user's actual home directories (if they had any non-chrooted access, which in this case they won't).</text:p>
      <text:p text:style-name="Text_20_body"><text:soft-page-break/>Why <text:span text:style-name="Source_5f_Text">/home</text:span>? It's a standard location for user-related data, and it often has reasonable default permissions.</text:p>
      <text:h text:style-name="Heading_20_2" text:outline-level="2"><text:bookmark-start text:name="creating-the-chroot-directory-structure"/>Creating the Chroot Directory Structure<text:bookmark-end text:name="creating-the-chroot-directory-structure"/></text:h>
      <text:p text:style-name="First_20_paragraph">Think of building the foundation for our "sandbox". We need to create the basic folders that will make the chroot environment functional. Inside the <text:span text:style-name="Source_5f_Text">/home/chroot-username</text:span> directory (where <text:span text:style-name="Source_5f_Text">username</text:span> is the name of the user), we'll need to create some essential subdirectories. The most common ones are:</text:p>
      <text:list xml:id="list429175463" text:style-name="L12">
        <text:list-item>
          <text:p text:style-name="P15"><text:span text:style-name="Source_5f_Text">bin</text:span>: This directory will hold the essential executable files (the commands) that the user will be allowed to run within the chroot. For our case, this will likely include <text:span text:style-name="Source_5f_Text">sftp-server</text:span> (part of the SSH suite), <text:span text:style-name="Source_5f_Text">git</text:span>, and perhaps the executable for your chosen editor (<text:span text:style-name="Source_5f_Text">nano</text:span> or <text:span text:style-name="Source_5f_Text">vim</text:span>), and a shell environment which is typically <text:span text:style-name="Source_5f_Text">bash</text:span>.</text:p>
        </text:list-item>
        <text:list-item>
          <text:p text:style-name="P15"><text:span text:style-name="Source_5f_Text">lib</text:span> and <text:span text:style-name="Source_5f_Text">lib64</text:span>: These directories will contain the shared libraries that the executables in the <text:span text:style-name="Source_5f_Text">bin</text:span> directory depend on. Think of libraries as supporting files that the main programs need to run correctly.</text:p>
        </text:list-item>
        <text:list-item>
          <text:p text:style-name="P15"><text:span text:style-name="T1">Potentially other directories</text:span>: Depending on the specific needs of your chosen executables, you might need other directories like <text:span text:style-name="Source_5f_Text">/usr</text:span>, <text:span text:style-name="Source_5f_Text">/etc</text:span>, or <text:span text:style-name="Source_5f_Text">/dev</text:span>.</text:p>
        </text:list-item>
      </text:list>
      <text:p text:style-name="First_20_paragraph">To create these basic directories for our example user <text:span text:style-name="Source_5f_Text">alice</text:span>, you would use the <text:span text:style-name="Source_5f_Text">mkdir</text:span> command in the terminal. Assuming you are logged in with <text:span text:style-name="Source_5f_Text">sudo</text:span> privileges, you would run something like this:</text:p>
      <text:p text:style-name="Preformatted_20_Text"><text:span text:style-name="FunctionTok">sudo</text:span><text:span text:style-name="NormalTok"> mkdir </text:span><text:span text:style-name="AttributeTok">-p</text:span><text:span text:style-name="NormalTok"> /home/chroot-alice/</text:span><text:span text:style-name="DataTypeTok">{bin</text:span><text:span text:style-name="OperatorTok">,</text:span><text:span text:style-name="DataTypeTok">lib</text:span><text:span text:style-name="OperatorTok">,</text:span><text:span text:style-name="DataTypeTok">lib64}</text:span> </text:p>
      <text:p text:style-name="First_20_paragraph">The <text:span text:style-name="Source_5f_Text">-p</text:span> flag ensures that if the parent directory (<text:span text:style-name="Source_5f_Text">/home/chroot-alice</text:span>) doesn't exist, it will be created as well. We use curly braces <text:span text:style-name="Source_5f_Text">{}</text:span> to create multiple directories at once.</text:p>
      <text:h text:style-name="Heading_20_2" text:outline-level="2"><text:bookmark-start text:name="copying-necessary-binaries-and-libraries"/>Copying Necessary Binaries and Libraries<text:bookmark-end text:name="copying-necessary-binaries-and-libraries"/></text:h>
      <text:p text:style-name="First_20_paragraph">The next crucial step is copying the necessary binaries and libraries. This is where we put the actual "tools" and their "helper parts" into the chroot "briefcase."</text:p>
      <text:p text:style-name="Text_20_body">The key is to copy only the <text:span text:style-name="T2">essential executables</text:span> and the <text:span text:style-name="T2">exact</text:span> libraries they depend on. Copying too much will make the chroot environment larger and potentially introduce security risks.</text:p>
      <text:p text:style-name="Text_20_body">How do we know which libraries a program needs? This is where the handy command <text:span text:style-name="Source_5f_Text">ldd</text:span> comes in. <text:span text:style-name="Source_5f_Text">ldd</text:span> (short for "list dynamic dependencies") shows you the shared libraries that a given executable depends to run.</text:p>
      <text:p text:style-name="Text_20_body">For example, we'll first figure out the dependencies for <text:span text:style-name="Source_5f_Text">sftp-server</text:span>. Open your terminal and run the following command:</text:p>
      <text:p text:style-name="Preformatted_20_Text"><text:span text:style-name="FunctionTok">ldd</text:span><text:span text:style-name="NormalTok"> /usr/lib/openssh/sftp-server</text:span> </text:p>
      <text:p text:style-name="First_20_paragraph">(Note: The exact path to <text:span text:style-name="Source_5f_Text">sftp-server</text:span> might be slightly different on your system, but it's usually in a directory related to <text:span text:style-name="Source_5f_Text">openssh</text:span>.)</text:p>
      <text:p text:style-name="Text_20_body">The output of this command will be a list of shared libraries that <text:span text:style-name="Source_5f_Text">sftp-server</text:span> needs. Each line <text:soft-page-break/>will typically show the name of a library (like libc.so.6) and the path to where that library is located on your system (like /lib/arm-linux-gnueabihf/libs.so.6).</text:p>
      <text:p text:style-name="Text_20_body">Our next step will be to copy the <text:span text:style-name="Source_5f_Text">sftp-server</text:span> executable itself into the <text:span text:style-name="Source_5f_Text">/home/chroot-alice/bin</text:span> directory, and then copy all the listed libraries into the appropriate <text:span text:style-name="Source_5f_Text">lib</text:span> or <text:span text:style-name="Source_5f_Text">lib64</text:span> directory within the chroot.</text:p>
      <text:p text:style-name="Text_20_body">We'll repeat this process for <text:span text:style-name="Source_5f_Text">git</text:span> and your chosen editor (<text:span text:style-name="Source_5f_Text">nano</text:span> or <text:span text:style-name="Source_5f_Text">vim</text:span>).</text:p>
      <text:p text:style-name="P2">Why is it important to use <text:span text:style-name="Source_5f_Text">ldd</text:span>? Because simply copying the executable file isn't enough. Without its dependent libraries, the program won't be able to run inside the isolated chroot environment. It's like having a car (the executable) but not the engine or wheels (the libraries) - it's not going anywhere!</text:p>
      <text:p text:style-name="First_20_paragraph">Now you should have the list of libraries that <text:span text:style-name="Source_5f_Text">sftp-server</text:span> depends on, let's proceed with <text:span text:style-name="T1">Copying Necessary Binaries and Libraries</text:span> into our chroot environment for <text:span text:style-name="Source_5f_Text">alice</text:span> (which we created at <text:span text:style-name="Source_5f_Text">/home/chroot-alice</text:span>).</text:p>
      <text:h text:style-name="Heading_20_3" text:outline-level="3"><text:bookmark-start text:name="sftp-server"/>sftp-server<text:bookmark-end text:name="sftp-server"/></text:h>
      <text:p text:style-name="First_20_paragraph">Here's what you need to do:</text:p>
      <text:list xml:id="list3560027" text:style-name="L13">
        <text:list-item>
          <text:p text:style-name="P16"><text:span text:style-name="T1">Copy the </text:span><text:span text:style-name="Source_5f_Text">sftp-server</text:span><text:span text:style-name="T1"> executable</text:span>:</text:p>
          <text:p text:style-name="P3"><text:span text:style-name="FunctionTok">sudo</text:span><text:span text:style-name="NormalTok"> cp /usr/lib/openssh/sftp-server /home/chroot-alice/bin/</text:span> </text:p>
          <text:p text:style-name="P16">(or <text:span text:style-name="Source_5f_Text">sudo cp /bin/sftp-server /home/chroot-alice/bin/</text:span> if that's the path <text:span text:style-name="Source_5f_Text">ldd</text:span> showed for you).</text:p>
        </text:list-item>
        <text:list-item>
          <text:p text:style-name="P16"><text:span text:style-name="T1">Examine the output of </text:span><text:span text:style-name="Source_5f_Text">ldd</text:span><text:span text:style-name="T1"> again</text:span>. For each library listed (e.g., <text:span text:style-name="Source_5f_Text">/lib/arm-linux-gnueabihf/libc.so.6</text:span>), you need to copy that library file to the corresponding directory within your chroot environment.</text:p>
          <text:list text:style-name="L14">
            <text:list-item>
              <text:p text:style-name="P17">If the library path starts with <text:span text:style-name="Source_5f_Text">/lib/</text:span>, copy it to <text:span text:style-name="Source_5f_Text">/home/chroot-alice/lib</text:span>. For example:</text:p>
              <text:p text:style-name="P4"><text:span text:style-name="FunctionTok">sudo</text:span><text:span text:style-name="NormalTok"> cp /lib/arm-linux-gnueabifh/libc.so.6 /home/chroot/alice/lib/</text:span> </text:p>
            </text:list-item>
            <text:list-item>
              <text:p text:style-name="P17">If the library path starts with <text:span text:style-name="Source_5f_Text">/usr/lib/</text:span>, copy it to <text:span text:style-name="Source_5f_Text">/home/chroot-alice/usr/lib/</text:span> (you might need to create the <text:span text:style-name="Source_5f_Text">/usr/lib</text:span> directory inside your chroot first if it doesn't exist: <text:span text:style-name="Source_5f_Text">sudo mkdir -p /home/chroot-alice/lib</text:span>). For example:</text:p>
              <text:p text:style-name="P4"><text:span text:style-name="FunctionTok">sudo</text:span><text:span text:style-name="NormalTok"> mkdir </text:span><text:span text:style-name="AttributeTok">-p</text:span><text:span text:style-name="NormalTok"> /home/chroot-alice/usr/lib</text:span> </text:p>
              <text:p text:style-name="P4"><text:span text:style-name="FunctionTok">sudo</text:span><text:span text:style-name="NormalTok"> cp /usr/lib/your-library.so.X /home/chroot-alice/usr/lib/</text:span> </text:p>
              <text:p text:style-name="P17">(Replace <text:span text:style-name="Source_5f_Text">your-library-.so.X</text:span> with the actual library name from the <text:span text:style-name="Source_5f_Text">ldd</text:span> output).</text:p>
            </text:list-item>
            <text:list-item>
              <text:p text:style-name="P17">If the library path starts with <text:span text:style-name="Source_5f_Text">/lib64/</text:span>, copy it to <text:span text:style-name="Source_5f_Text">/home/chroot-alice/lib64/</text:span>. For example:</text:p>
              <text:p text:style-name="P4"><text:span text:style-name="FunctionTok">sudo</text:span><text:span text:style-name="NormalTok"> cp /lib64/your-library.so.X /home/chroot-alice/lib64/</text:span> </text:p>
              <text:p text:style-name="P17">(Replace your-library.so.X with the actual library name from the ldd output).</text:p>
            </text:list-item>
          </text:list>
        </text:list-item>
      </text:list>
      <text:p text:style-name="First_20_paragraph"><text:soft-page-break/>It's important to copy the <text:span text:style-name="T2">actual library files</text:span>, not just the symbolic links (which are like shortcuts). <text:span text:style-name="Source_5f_Text">ldd</text:span> usually shows the resolved path to the actual library.</text:p>
      <text:p text:style-name="Text_20_body">This might seem a bit tedious, but its crucial for creating a self-contained chroot environment.</text:p>
      <text:p text:style-name="Text_20_body">Let's run through a output for <text:span text:style-name="Source_5f_Text">ldd /usr/lib/openssh/sftp-server</text:span> and go through the dependencies. Here is a sample output:</text:p>
      <text:p text:style-name="Preformatted_20_Text"><text:s text:c="2"/>linux-vdso.so.1 (0x0000792d50bd6000)</text:p>
      <text:p text:style-name="Preformatted_20_Text"><text:s text:c="2"/>libcrypto.so.3 =&gt; /lib/x86_64-linux-gnu/libcrypto.so.3 (0x0000792d50600000)</text:p>
      <text:p text:style-name="Preformatted_20_Text"><text:s text:c="2"/>libc.so.6 =&gt; /lib/x86_64-linux-gnu/libc.so.6 (0x0000792d50200000)</text:p>
      <text:p text:style-name="Preformatted_20_Text"><text:s text:c="2"/>/lib64/ld-linux-x86-64.so.2 (0x0000792d50bd8000)</text:p>
      <text:p text:style-name="P2"><text:span text:style-name="T1">What about the library </text:span><text:span text:style-name="Source_5f_Text">linux-vdso.so.1</text:span>? <text:span text:style-name="Source_5f_Text">linux-vdso.so.1</text:span> is a bit special. It's a virtual dynamic shared object provided by the Linux kernel itself. It's not a real file on your file system that you can copy in the traditional way. So, for the <text:span text:style-name="Source_5f_Text">linux-vdso.so.1</text:span>, you don't need to do anything! You can simply ignore it in the <text:span text:style-name="Source_5f_Text">ldd</text:span> output when your thinking about which files to copy.</text:p>
      <text:p text:style-name="First_20_paragraph">Let's move on to the first real library dependency: <text:span text:style-name="Source_5f_Text">libcrypto.so.3</text:span> located at <text:span text:style-name="Source_5f_Text">/lib/x86_64-linux-gnu/libcrypto.so.3</text:span>.</text:p>
      <text:p text:style-name="Text_20_body">Now, to copy this library into our chroot environment for <text:span text:style-name="Source_5f_Text">alice</text:span> (<text:span text:style-name="Source_5f_Text">/home/chroot-alice</text:span>), we need to put it in the corresponding <text:span text:style-name="Source_5f_Text">lib</text:span> directory within the chroot. Since the original path starts with <text:span text:style-name="Source_5f_Text">/lib/</text:span>, we will copy it to <text:span text:style-name="Source_5f_Text">/home/chroot-alice/lib/</text:span>.</text:p>
      <text:p text:style-name="Text_20_body">Here's the command you would need to run:</text:p>
      <text:p text:style-name="Preformatted_20_Text"><text:span text:style-name="FunctionTok">sudo</text:span><text:span text:style-name="NormalTok"> cp /lib/x86_64-linux-gnu/libcrypto.so.3 /home/chroot-alice/lib/</text:span> </text:p>
      <text:p text:style-name="First_20_paragraph">After running this command, the <text:span text:style-name="Source_5f_Text">libcrypto.so.3</text:span> library will be present within the <text:span text:style-name="Source_5f_Text">lib</text:span> directory of Alice's chroot environment. This ensures that when <text:span text:style-name="Source_5f_Text">sftp-server</text:span> tries to use this library, it will be able to find it within its restricted view of the file system.</text:p>
      <text:p text:style-name="Text_20_body">Let's move on to the next library listed from our <text:span text:style-name="Source_5f_Text">ldd</text:span> command: <text:span text:style-name="Source_5f_Text">libc.so.6</text:span> located at <text:span text:style-name="Source_5f_Text">/lib/x86_64-linux-gnu/libc.so.6</text:span>. This is a very common and fundamental library that almost every program on a Linux system relies on.</text:p>
      <text:p text:style-name="Text_20_body">Just like we did with <text:span text:style-name="Source_5f_Text">libcrypto.so.3</text:span>, we need to copy <text:span text:style-name="Source_5f_Text">libc.so.6</text:span> into the corresponding <text:span text:style-name="Source_5f_Text">lib</text:span> directory within our chroot environment for <text:span text:style-name="Source_5f_Text">alice</text:span>:</text:p>
      <text:p text:style-name="Preformatted_20_Text"><text:span text:style-name="FunctionTok">sudo</text:span><text:span text:style-name="NormalTok"> cp /lib/x86_64-linux-gnu/libc.so.6 /home/chroot-alice/lib/</text:span> </text:p>
      <text:p text:style-name="First_20_paragraph">This ensures that sftp-server will have access to the core system functions it needs to run.</text:p>
      <text:p text:style-name="Text_20_body">We successfully copied all the necessary libraries for the <text:span text:style-name="Source_5f_Text">sftp-server</text:span> command into the chroot environment for the user <text:span text:style-name="Source_5f_Text">alice</text:span>. This was a crucial step in making sure that <text:span text:style-name="Source_5f_Text">sftp</text:span> will be functional within the restricted environment.</text:p>
      <text:h text:style-name="Heading_20_3" text:outline-level="3"><text:bookmark-start text:name="git"/>git<text:bookmark-end text:name="git"/></text:h>
      <text:p text:style-name="First_20_paragraph">Now, we need to repeat this process for the other commands we want to allow: <text:span text:style-name="Source_5f_Text">git</text:span> and your <text:soft-page-break/>chosen editor.</text:p>
      <text:p text:style-name="Text_20_body">Let's move on to <text:span text:style-name="Source_5f_Text">git</text:span>.</text:p>
      <text:p text:style-name="Text_20_body">First let's copy the git binary into Alice's chroot environment:</text:p>
      <text:p text:style-name="Preformatted_20_Text"><text:span text:style-name="FunctionTok">sudo</text:span><text:span text:style-name="NormalTok"> cp /usr/bin/git /home/chroot-alice/bin/</text:span> </text:p>
      <text:p text:style-name="First_20_paragraph">Then we need to list its dependencies:</text:p>
      <text:p text:style-name="Preformatted_20_Text"><text:span text:style-name="FunctionTok">ldd</text:span><text:span text:style-name="NormalTok"> /usr/bin/git</text:span> </text:p>
      <text:p text:style-name="First_20_paragraph">Here is an example output:</text:p>
      <text:p text:style-name="Preformatted_20_Text"><text:s text:c="2"/>linux-vdso.so.1 (0x00007160248ef000)</text:p>
      <text:p text:style-name="Preformatted_20_Text"><text:s text:c="2"/>libpcre2-8.so.0 =&gt; /lib/x86_64-linux-gnu/libpcre2-8.so.0 (0x0000716024838000)</text:p>
      <text:p text:style-name="Preformatted_20_Text"><text:s text:c="2"/>libz.so.1 =&gt; /lib/x86_64-linux-gnu/libz.so.1 (0x000071602481c000)</text:p>
      <text:p text:style-name="Preformatted_20_Text"><text:s text:c="2"/>libc.so.6 =&gt; /lib/x86_64-linux-gnu/libc.so.6 (0x0000716024000000)</text:p>
      <text:p text:style-name="Preformatted_20_Text"><text:s text:c="2"/>/lib64/ld-linux-x86-64.so.2 (0x00007160248f1000)</text:p>
      <text:p text:style-name="First_20_paragraph">Our first library to copy for <text:span text:style-name="Source_5f_Text">git</text:span> is: <text:span text:style-name="Source_5f_Text">libpcre2-8.so.0</text:span> located at <text:span text:style-name="Source_5f_Text">/lib/x86_64-linux-gnu/libpcre2-8.so.0</text:span>. This library provides support for Perl Compatible Regular Expressions, which git uses for pattern matching.</text:p>
      <text:p text:style-name="Text_20_body">Let's copy this library into the <text:span text:style-name="Source_5f_Text">lib</text:span> directory within Alice's chroot:</text:p>
      <text:p text:style-name="Preformatted_20_Text"><text:span text:style-name="FunctionTok">sudo</text:span><text:span text:style-name="NormalTok"> cp /lib/x86_64-linux-gnu/libpcre2-8.so.0 /home/chroot-alice/lib/</text:span> </text:p>
      <text:p text:style-name="First_20_paragraph">The next library for <text:span text:style-name="Source_5f_Text">git</text:span> is: <text:span text:style-name="Source_5f_Text">libz.so.1</text:span> located at <text:span text:style-name="Source_5f_Text">/lib/x86_64-linux-gnu/libz.so.1</text:span>. This library provides data compression and decompression functionalities, which git uses for handling repository data efficiently.</text:p>
      <text:p text:style-name="Text_20_body">Let's copy this library into the <text:span text:style-name="Source_5f_Text">lib</text:span> directory within Alice's chroot:</text:p>
      <text:p text:style-name="Preformatted_20_Text"><text:span text:style-name="FunctionTok">sudo</text:span><text:span text:style-name="NormalTok"> cp /lib/x86_64-linux-gnu/libz.so.1 /home/chroot-alice/lib/</text:span> </text:p>
      <text:p text:style-name="First_20_paragraph">The next library for <text:span text:style-name="Source_5f_Text">git</text:span> is: <text:span text:style-name="Source_5f_Text">libc.so.6</text:span>. We already copied this library for <text:span text:style-name="Source_5f_Text">sftp-server</text:span>, so we can skip this one.</text:p>
      <text:p text:style-name="Text_20_body">The last library for <text:span text:style-name="Source_5f_Text">git</text:span> is: <text:span text:style-name="Source_5f_Text">ld-linux-x86-64.so.2</text:span> located at <text:span text:style-name="Source_5f_Text">/lib64/ld-linux-x86-64.so.2</text:span>. This is a dynamic linker dependency. We need to copy this crucial file into the <text:span text:style-name="Source_5f_Text">/home/chroot-alice/lib64/</text:span> directory:</text:p>
      <text:p text:style-name="Preformatted_20_Text"><text:span text:style-name="FunctionTok">sudo</text:span><text:span text:style-name="NormalTok"> cp /lib64/ld-linux-x86-64.so.2 /home/chroot-alice/lib64/</text:span> </text:p>
      <text:p text:style-name="First_20_paragraph">That should cover the dependencies needed for <text:span text:style-name="Source_5f_Text">git</text:span>.</text:p>
      <text:h text:style-name="Heading_20_3" text:outline-level="3"><text:bookmark-start text:name="nano"/>nano<text:bookmark-end text:name="nano"/></text:h>
      <text:p text:style-name="First_20_paragraph">We can now move on to our text editor. For this example we will use <text:span text:style-name="Source_5f_Text">nano</text:span>. We'll first copy the executable and get a list of dependencies for <text:span text:style-name="Source_5f_Text">nano</text:span>.</text:p>
      <text:p text:style-name="Text_20_body">Copy the executable into Alice's chroot:</text:p>
      <text:p text:style-name="Preformatted_20_Text"><text:span text:style-name="FunctionTok">sudo</text:span><text:span text:style-name="NormalTok"> cp /usr/bin/nano /home/chroot-alice/bin/</text:span> </text:p>
      <text:p text:style-name="First_20_paragraph">Now list the dependencies for <text:span text:style-name="Source_5f_Text">nano</text:span>:</text:p>
      <text:p text:style-name="Preformatted_20_Text"><text:soft-page-break/><text:span text:style-name="FunctionTok">ldd</text:span><text:span text:style-name="NormalTok"> /usr/bin/nano</text:span> </text:p>
      <text:p text:style-name="First_20_paragraph">Here is an example output in the terminal:</text:p>
      <text:p text:style-name="Preformatted_20_Text"><text:s text:c="2"/>linux-vdso.so.1 (0x0000736c6e544000)</text:p>
      <text:p text:style-name="Preformatted_20_Text"><text:s text:c="2"/>libncursesw.so.6 =&gt; /lib/x86_64-linux-gnu/libncursesw.so.6 (0x0000736c6e4a1000)</text:p>
      <text:p text:style-name="Preformatted_20_Text"><text:s text:c="2"/>libtinfo.so.6 =&gt; /lib/x86_64-linux-gnu/libtinfo.so.6 (0x0000736c6e46f000)</text:p>
      <text:p text:style-name="Preformatted_20_Text"><text:s text:c="2"/>libc.so.6 =&gt; /lib/x86_64-linux-gnu/libc.so.6 (0x0000736c6e200000)</text:p>
      <text:p text:style-name="Preformatted_20_Text"><text:s text:c="2"/>/lib64/ld-linux-x86-64.so.2 (0x0000736c6e546000)</text:p>
      <text:p text:style-name="First_20_paragraph">From this output, it looks like the only new libraries we need to add to Alice's chroot is <text:span text:style-name="Source_5f_Text">libncursesw.so.6</text:span>, and <text:span text:style-name="Source_5f_Text">libtinfo.so.6</text:span>.</text:p>
      <text:p text:style-name="Text_20_body">Let's get those dependencies copied over:</text:p>
      <text:p text:style-name="Preformatted_20_Text"><text:span text:style-name="FunctionTok">sudo</text:span><text:span text:style-name="NormalTok"> cp /lib/x86_64-linux-gnu/libncursesw.so.6 /home/chroot-alice/lib/</text:span> </text:p>
      <text:p text:style-name="Preformatted_20_Text"><text:span text:style-name="FunctionTok">sudo</text:span><text:span text:style-name="NormalTok"> cp /lib/x86_64-linux-gnu/libtinfo.so.6 /home/chroot-alice/lib/</text:span> </text:p>
      <text:h text:style-name="Heading_20_3" text:outline-level="3"><text:bookmark-start text:name="bash"/>bash<text:bookmark-end text:name="bash"/></text:h>
      <text:p text:style-name="First_20_paragraph">Finally, so that our user can interact with the server, we will provide them with the shell prompt <text:span text:style-name="Source_5f_Text">bash</text:span>.</text:p>
      <text:p text:style-name="Text_20_body">Let's copy over the executable to Alice's chroot:</text:p>
      <text:p text:style-name="Preformatted_20_Text"><text:span text:style-name="FunctionTok">sudo</text:span><text:span text:style-name="NormalTok"> cp /bin/bash /home/chroot-alice/bin/</text:span> </text:p>
      <text:p text:style-name="First_20_paragraph">Now, let's take a look at the dependencies we will need for <text:span text:style-name="Source_5f_Text">bash</text:span>:</text:p>
      <text:p text:style-name="Preformatted_20_Text"><text:span text:style-name="FunctionTok">ldd</text:span><text:span text:style-name="NormalTok"> /bin/bash</text:span> </text:p>
      <text:p text:style-name="First_20_paragraph">Here is a example output:</text:p>
      <text:p text:style-name="Preformatted_20_Text"><text:s text:c="2"/>linux-vdso.so.1 (0x00007de3b301d000)</text:p>
      <text:p text:style-name="Preformatted_20_Text"><text:s text:c="2"/>libtinfo.so.6 =&gt; /lib/x86_64-linux-gnu/libtinfo.so.6 (0x00007de3b2e6a000)</text:p>
      <text:p text:style-name="Preformatted_20_Text"><text:s text:c="2"/>libc.so.6 =&gt; /lib/x86_64-linux-gnu/libc.so.6 (0x00007de3b2c00000)</text:p>
      <text:p text:style-name="Preformatted_20_Text"><text:s text:c="2"/>/lib64/ld-linux-x86-64.so.2 (0x00007de3b301f000)</text:p>
      <text:p text:style-name="First_20_paragraph">It looks like we have already copied these libraries into Alice's chroot environment, so we don't need to copy any additional libraries.</text:p>
      <text:p text:style-name="Text_20_body">We've now covered gathering all of the necessary binaries and libraries.</text:p>
      <text:h text:style-name="Heading_20_2" text:outline-level="2"><text:bookmark-start text:name="setting-up-user-accounts"/>Setting Up User Accounts<text:bookmark-end text:name="setting-up-user-accounts"/></text:h>
      <text:p text:style-name="First_20_paragraph">Think of this step as creating the "inhabitants" for our carefully constructed "sandboxes". We need to create the actual user accounts on the server that will be restricted to these chroot environments.</text:p>
      <text:p text:style-name="Text_20_body">The standard way to create new user accounts on most Linux distributions is using the <text:span text:style-name="Source_5f_Text">adduser</text:span> command. This command is interactive and will guide you through the process of creating a new user, setting their password, and optionally adding some basic user information.</text:p>
      <text:p text:style-name="Text_20_body">To create a new user named, for example, <text:span text:style-name="Source_5f_Text">alice</text:span> (who will be confined to the <text:span text:style-name="Source_5f_Text">/home/chroot-alice</text:span> directory we've been working on), you would run the following command in your <text:soft-page-break/>terminal:</text:p>
      <text:p text:style-name="Preformatted_20_Text"><text:span text:style-name="FunctionTok">sudo</text:span><text:span text:style-name="NormalTok"> adduser alice</text:span> </text:p>
      <text:p text:style-name="First_20_paragraph">When you run this, you will be prompted to:</text:p>
      <text:list xml:id="list3871405235" text:style-name="L15">
        <text:list-item>
          <text:p text:style-name="P18">Enter a password for <text:span text:style-name="Source_5f_Text">alice</text:span>. It's crucial to choose a <text:span text:style-name="T1">strong and unique password</text:span> for each user to maintain the security of your server.</text:p>
        </text:list-item>
        <text:list-item>
          <text:p text:style-name="P18">Re-enter the password to confirm it,</text:p>
        </text:list-item>
        <text:list-item>
          <text:p text:style-name="P18">Enter optional full name, room number, work phone, home phone, and other information. You can usually leave these fields blank by pressing Enter if you don't need them.</text:p>
        </text:list-item>
        <text:list-item>
          <text:p text:style-name="P18">Finally, you'll be asked to confirm the information you've entered. Type <text:span text:style-name="Source_5f_Text">y</text:span> and press Enter to create the user account.</text:p>
        </text:list-item>
      </text:list>
      <text:p text:style-name="First_20_paragraph">You'll need to repeat this process for each new user you want to create who will have a chroot environment (e.g., for a user named <text:span text:style-name="Source_5f_Text">bob</text:span>, you'd run <text:span text:style-name="Source_5f_Text">sudo adduer bob</text:span>, and so on, making sure you've created a corresponding chroot directory like <text:span text:style-name="Source_5f_Text">/home/chroot-bob</text:span> and copied the necessary files into it).</text:p>
      <text:p text:style-name="P2">Why is creating separate user accounts important? Each user account has its own unique identifier and permissions on the system. This allows you to manage access and track actions on a per-user basis.</text:p>
      <text:p text:style-name="First_20_paragraph">After creating the user account, we'll later link it to its specific chroot directory.</text:p>
      <text:h text:style-name="Heading_20_2" text:outline-level="2"><text:bookmark-start text:name="configuring-ssh-for-chroot"/>Configuring SSH for Chroot<text:bookmark-end text:name="configuring-ssh-for-chroot"/></text:h>
      <text:p text:style-name="First_20_paragraph">Now we need to tell the SSH server (<text:span text:style-name="Source_5f_Text">sshd</text:span>) to actually enforce the chroot restriction for the new users.</text:p>
      <text:p text:style-name="Text_20_body">Think of it like setting the rules for our "sandbox". We've built the sandbox (the chroot directory) and put the toys (binaries and libraries) inside. Now, we need to tell the "playground supervisor" (the SSH server) that certain kids (our new users) are only allowed to play in their specific sandbox and can't wander off.</text:p>
      <text:p text:style-name="Text_20_body">We configure the SSH server by editing its main configuration file, which is usually located at <text:span text:style-name="Source_5f_Text">/etc/ssh/sshd_config</text:span>. <text:span text:style-name="T1">Be very careful when editing this file</text:span>, as incorrect changes can lock you out of your server! It's always a good idea to make a backup of the file before making any modifications. You can do this with the command:</text:p>
      <text:p text:style-name="Preformatted_20_Text"><text:span text:style-name="FunctionTok">sudo</text:span><text:span text:style-name="NormalTok"> cp /etc/ssh/sshd_config /etc/ssh/sshd_config.backup</text:span> </text:p>
      <text:p text:style-name="First_20_paragraph">Once you have a backup, you'll need to open the <text:span text:style-name="Source_5f_Text">sshd_config</text:span> file with a text editor that has sudo privileges (like <text:span text:style-name="Source_5f_Text">sudo nano /etc/ssh/sshd_config</text:span> or <text:span text:style-name="Source_5f_Text">sudo vim /etc/ssh/sshd_config</text:span>).</text:p>
      <text:p text:style-name="Text_20_body">Inside this file, you'll be looking for a section that starts with a comment like <text:span text:style-name="Source_5f_Text">#Subsystem sftp / usr/lib/openssh/sftp-server</text:span>. We need to modify this and add a new directive for chrooting.</text:p>
      <text:p text:style-name="Text_20_body"><text:soft-page-break/>The key directive we'll be using is <text:span text:style-name="Source_5f_Text">ChrootDirectory</text:span>. This directive specifies the path to the directory that should become the root directory for the user or group.</text:p>
      <text:p text:style-name="Text_20_body">There are a couple of ways to apply the <text:span text:style-name="Source_5f_Text">ChrootDirectory</text:span> directive:</text:p>
      <text:list xml:id="list2853667322" text:style-name="L16">
        <text:list-item>
          <text:p text:style-name="P19"><text:span text:style-name="T1">Globally for a specific group</text:span>: You can create a dedicated group (e.g., <text:span text:style-name="Source_5f_Text">chrooted_users</text:span>) and then specify that all members of this group should be chrooted to a particular directory (though typically, each user will have their own chroot directory).</text:p>
        </text:list-item>
        <text:list-item>
          <text:p text:style-name="P19"><text:span text:style-name="T1">For specific users</text:span>: You can specify the <text:span text:style-name="Source_5f_Text">ChrootDirectory</text:span> for individual users. This is likely what we'll want to do in our case, where each user (<text:span text:style-name="Source_5f_Text">alice</text:span>, <text:span text:style-name="Source_5f_Text">bob</text:span>, etc.) will have their own unique chroot environment.</text:p>
        </text:list-item>
      </text:list>
      <text:p text:style-name="First_20_paragraph">To apply the chroot for a specific user, you'll typically use a <text:span text:style-name="Source_5f_Text">Match</text:span> block in the <text:span text:style-name="Source_5f_Text">sshd_config</text:span> file. This allows you to apply specific configurations only to users or groups that match certain criteria.</text:p>
      <text:p text:style-name="Text_20_body">Here's an example of how you might configure our user <text:span text:style-name="Source_5f_Text">alice</text:span>. Add these lines at the end of your <text:span text:style-name="Source_5f_Text">sshd_config</text:span> file:</text:p>
      <text:p text:style-name="Preformatted_20_Text"><text:span text:style-name="ExtensionTok">Match</text:span><text:span text:style-name="NormalTok"> User alice</text:span> </text:p>
      <text:p text:style-name="Preformatted_20_Text"><text:span text:style-name="NormalTok"><text:s text:c="4"/></text:span><text:span text:style-name="ExtensionTok">ChrootDirectory</text:span><text:span text:style-name="NormalTok"> /home/chroot-alice</text:span> </text:p>
      <text:p text:style-name="Preformatted_20_Text"><text:span text:style-name="NormalTok"><text:s text:c="4"/></text:span><text:span text:style-name="CommentTok">#ForceCommand internal-sftp</text:span> </text:p>
      <text:p text:style-name="Preformatted_20_Text"><text:span text:style-name="NormalTok"><text:s text:c="4"/></text:span><text:span text:style-name="ExtensionTok">AllowTcpForwarding</text:span><text:span text:style-name="NormalTok"> no</text:span> </text:p>
      <text:p text:style-name="Preformatted_20_Text"><text:span text:style-name="NormalTok"><text:s text:c="4"/></text:span><text:span text:style-name="ExtensionTok">X11Forwarding</text:span><text:span text:style-name="NormalTok"> no</text:span> </text:p>
      <text:p text:style-name="First_20_paragraph">Let's break down these lines:</text:p>
      <text:list xml:id="list1642736038" text:style-name="L17">
        <text:list-item>
          <text:p text:style-name="P20"><text:span text:style-name="Source_5f_Text">Match User alice</text:span>: This tells SSH that the following settings should apply to the user named <text:span text:style-name="Source_5f_Text">alice</text:span>.</text:p>
        </text:list-item>
        <text:list-item>
          <text:p text:style-name="P20"><text:span text:style-name="Source_5f_Text">ChrootDirectory /home/chroot-alice</text:span>: This is the crucial part! It specifies that for <text:span text:style-name="Source_5f_Text">alice</text:span>, the <text:span text:style-name="Source_5f_Text">/home/chroot-alice</text:span> directory will become their root directory with they log in via SSH.</text:p>
        </text:list-item>
        <text:list-item>
          <text:p text:style-name="P20"><text:span text:style-name="Source_5f_Text">ForceCommand internal-sftp</text:span>: This line is important if you <text:span text:style-name="T2">only</text:span> want to allow SFTP access and not a full shell, even if you copied <text:span text:style-name="Source_5f_Text">bash</text:span>. The <text:span text:style-name="Source_5f_Text">internal-sftp</text:span> is a built-in SFTP server within OpenSSH. If you want to allow a shell as well, you might omit or comment out this line. <text:span text:style-name="T1">Since we added git and a text editor, we will comment out the </text:span><text:span text:style-name="Source_5f_Text">ForceCommand</text:span><text:span text:style-name="T1"> line.</text:span></text:p>
        </text:list-item>
        <text:list-item>
          <text:p text:style-name="P20"><text:span text:style-name="Source_5f_Text">AllowTcpForwarding no</text:span> and <text:span text:style-name="Source_5f_Text">X11Forwarding no</text:span>: These are additional security measures that disable TCP forwarding and X11 forwarding for this user, further limiting their potential actions. These are generally good practices for chrooted users.</text:p>
        </text:list-item>
      </text:list>
      <text:p text:style-name="First_20_paragraph">You'll need to add a similar <text:span text:style-name="Source_5f_Text">Match</text:span> block for each user you want to chroot, making sure to replace <text:span text:style-name="Source_5f_Text">alice</text:span> with their username and <text:span text:style-name="Source_5f_Text">/home/chroot-alice</text:span> with their respective chroot directory.</text:p>
      <text:p text:style-name="Text_20_body">After you've made these changes to the <text:span text:style-name="Source_5f_Text">/etc/ssh/sshd_config</text:span> file, you need to <text:span text:style-name="T1">restart the SSH service</text:span> for the changes to take effect. You can do this with the command:</text:p>
      <text:p text:style-name="Preformatted_20_Text"><text:span text:style-name="FunctionTok">sudo</text:span><text:span text:style-name="NormalTok"> systemctl restart sshd</text:span> </text:p>
      <text:p text:style-name="P2"><text:span text:style-name="T1">Important Security Note</text:span>: The owner of the chroot directory itself (<text:span text:style-name="Source_5f_Text">/home/chroot-alice</text:span> in our example) <text:span text:style-name="T1">must be root</text:span>, and it should not be writable by the chrooted user <text:soft-page-break/>or any other non-root user. If the chroot directory is writable by the user, they might be able to escape the chroot.</text:p>
      <text:p text:style-name="First_20_paragraph">After restarting the SSH service, it's a good idea to quickly check if the service is running correctly. You can do this with the command:</text:p>
      <text:p text:style-name="Preformatted_20_Text"><text:span text:style-name="FunctionTok">sudo</text:span><text:span text:style-name="NormalTok"> systemctl status sshd</text:span> </text:p>
      <text:p text:style-name="First_20_paragraph">Look for the line that says "Active: active (running)" to confirm that the service restarted without any erros.</text:p>
      <text:h text:style-name="Heading_20_2" text:outline-level="2"><text:bookmark-start text:name="testing-the-chroot-environment"/>Testing the Chroot Environment<text:bookmark-end text:name="testing-the-chroot-environment"/></text:h>
      <text:p text:style-name="First_20_paragraph">We should test if our "sandbox" is working as intended and if our "playground supervisor" (the SSH server) is enforcing rules correctly.</text:p>
      <text:p text:style-name="Text_20_body">To test this, you'll need to try logging into your server using the <text:span text:style-name="Source_5f_Text">alice</text:span> user account via SSH from another computer on your network. You'll use the standard <text:span text:style-name="Source_5f_Text">ssh</text:span> command followed by the username and the IP address of your server:</text:p>
      <text:p text:style-name="Preformatted_20_Text"><text:span text:style-name="FunctionTok">ssh</text:span><text:span text:style-name="NormalTok"> alice@your_ip_or_hostname</text:span> </text:p>
      <text:p text:style-name="First_20_paragraph">When you connect, you'll be prompted for the password you set for the <text:span text:style-name="Source_5f_Text">alice</text:span> user.</text:p>
      <text:p text:style-name="Text_20_body">Once you're logged in, the first thing to check is your current location in the file system. If the chroot is working correctly, when you run the command <text:span text:style-name="Source_5f_Text">pwd</text:span> (print working directory), you should see <text:span text:style-name="Source_5f_Text">/</text:span> as the output. This is because, from <text:span text:style-name="Source_5f_Text">alice</text:span>'s perspective within chroot, the <text:span text:style-name="Source_5f_Text">/home/chroot-alice</text:span> directory is now the root of the file system.</text:p>
      <text:p text:style-name="Text_20_body">Next, try listing the contents of the root directory using the command <text:span text:style-name="Source_5f_Text">ls -l</text:span>. You should only see the <text:span text:style-name="Source_5f_Text">bin</text:span>, <text:span text:style-name="Source_5f_Text">lib</text:span>, <text:span text:style-name="Source_5f_Text">lib64</text:span>, and any other directories you created inside <text:span text:style-name="Source_5f_Text">/home/chroot-alice</text:span>. You should <text:span text:style-name="T1">not</text:span> be able to see the regular top-level directories of your server like <text:span text:style-name="Source_5f_Text">/etc</text:span>, <text:span text:style-name="Source_5f_Text">/var</text:span>, <text:span text:style-name="Source_5f_Text">/usr</text:span> (unless you specifically created these inside <text:span text:style-name="Source_5f_Text">/home/chroot-alice</text:span>).</text:p>
      <text:p text:style-name="Text_20_body">Try running some of the commands we copied into the <text:span text:style-name="Source_5f_Text">bin</text:span> directory, like <text:span text:style-name="Source_5f_Text">ls</text:span>, <text:span text:style-name="Source_5f_Text">pwd</text:span>, <text:span text:style-name="Source_5f_Text">git --version</text:span>, or <text:span text:style-name="Source_5f_Text">nano --version</text:span> (or <text:span text:style-name="Source_5f_Text">vim --version</text:span>). These should hopefully work.</text:p>
      <text:p text:style-name="Text_20_body">Now, try to navigate outside of what should be the chroot environment. For example, try to change directory to <text:span text:style-name="Source_5f_Text">/home</text:span> or <text:span text:style-name="Source_5f_Text">/etc</text:span> using the <text:span text:style-name="Source_5f_Text">cd</text:span> command:</text:p>
      <text:p text:style-name="Preformatted_20_Text"><text:span text:style-name="BuiltInTok">cd</text:span><text:span text:style-name="NormalTok"> /home</text:span> </text:p>
      <text:p text:style-name="Preformatted_20_Text"><text:span text:style-name="FunctionTok">ls</text:span><text:span text:style-name="NormalTok"> </text:span><text:span text:style-name="AttributeTok">-l</text:span> </text:p>
      <text:p text:style-name="First_20_paragraph">If the chroot is working correctly, you should either get an error message (like "No such file or directory") or you might still appear to be in the <text:span text:style-name="Source_5f_Text">/</text:span> directory of the chroot. You definitely should not be able to access the actual <text:span text:style-name="Source_5f_Text">/home</text:span> directory of your server and see other directories.</text:p>
      <text:h text:style-name="Heading_20_3" text:outline-level="3"><text:bookmark-start text:name="understanding-potential-issues-and-troubleshooting"/>Understanding Potential Issues and Troubleshooting<text:bookmark-end text:name="understanding-potential-issues-and-troubleshooting"/></text:h>
      <text:p text:style-name="First_20_paragraph">Here are some common issues you might encounter when testing your chroot environment and how to troubleshoot them:</text:p>
      <text:list xml:id="list1117191695" text:style-name="L18">
        <text:list-item>
          <text:p text:style-name="P21"><text:soft-page-break/><text:span text:style-name="T1">"Command not found" errors</text:span>: If you try to run a command within the chroot and get this error, it likely means that either the executable for that command wasn't copied into the <text:span text:style-name="Source_5f_Text">bin</text:span> directory within the chroot, or one of its required libraries is missing from the <text:span text:style-name="Source_5f_Text">lib</text:span> or <text:span text:style-name="Source_5f_Text">lib64</text:span> directories. In this case, you'll need to go back, and use the <text:span text:style-name="Source_5f_Text">ldd</text:span> command, and make sure all the listed dependencies are present in the chroot.</text:p>
        </text:list-item>
        <text:list-item>
          <text:p text:style-name="P21"><text:span text:style-name="T1">Login failure via SSH</text:span>: If you can't even log in as the chrooted user, double-check the sshd_config file for any typos in the username or the <text:span text:style-name="Source_5f_Text">ChrootDirectory</text:span> path. Also, ensure that you have restarted the <text:span text:style-name="Source_5f_Text">sshd</text:span> service after making changes to the configuration file. The permissions on the chroot directory itself are also crucial; it should be owned by <text:span text:style-name="Source_5f_Text">root</text:span> and not writable by the chrooted user.</text:p>
        </text:list-item>
        <text:list-item>
          <text:p text:style-name="P21"><text:span text:style-name="T1">Unexpected access to the file system</text:span>: If, after logging in, you can navigate to directories outside of <text:span text:style-name="Source_5f_Text">/</text:span> (the apparent root of the chroot), it could indicate that an issue with the <text:span text:style-name="Source_5f_Text">ChrootDirectory</text:span> configuration in <text:span text:style-name="Source_5f_Text">sshd_config</text:span> or incorrect permissions on the chroot directory. Review the <text:span text:style-name="Source_5f_Text">sshd_config</text:span> and ensure the chroot directory's ownership and permissions are correctly set (owned by root, not writable by the user).</text:p>
        </text:list-item>
        <text:list-item>
          <text:p text:style-name="P21"><text:span text:style-name="T1">SFTP not working (if you intended only SFTP)</text:span>: If you used the <text:span text:style-name="Source_5f_Text">ForceCommand internal-sftp</text:span> directive and SFTP isn't working, ensure that the <text:span text:style-name="Source_5f_Text">sftp-server</text:span> binary and its libraries were correctly copied to the chroot.</text:p>
        </text:list-item>
      </text:list>
      <text:h text:style-name="Heading_20_2" text:outline-level="2"><text:bookmark-start text:name="change-a-users-shell-to-rssh"/>Change a Users Shell to RSSH<text:bookmark-end text:name="change-a-users-shell-to-rssh"/></text:h>
      <text:p text:style-name="First_20_paragraph">For even tighter control, you could explore using restricted shells like <text:span text:style-name="Source_5f_Text">rssh</text:span>. <text:span text:style-name="Source_5f_Text">rssh</text:span> is a shell that only allows certain limited operations (like <text:span text:style-name="Source_5f_Text">scp</text:span> and <text:span text:style-name="Source_5f_Text">sftp</text:span>) and prevents users from executing arbitrary commands. This can be a good alternative to providing a full <text:span text:style-name="Source_5f_Text">bash</text:span> shell if your users primarily need file transfer capabilities. If you decide to use <text:span text:style-name="Source_5f_Text">rssh</text:span>, you could configure SSH to use <text:span text:style-name="Source_5f_Text">rssh</text:span> as the user's shell instead of <text:span text:style-name="Source_5f_Text">bash</text:span>.</text:p>
      <text:p text:style-name="Text_20_body">To change a user's shell to <text:span text:style-name="Source_5f_Text">rssh</text:span> in the <text:span text:style-name="Source_5f_Text">/etc/ssh/sshd_config</text:span> file, you would typically modify the <text:span text:style-name="Source_5f_Text">Match User</text:span> block for that specific user. Instead of just setting the <text:span text:style-name="Source_5f_Text">ChrootDirectory</text:span>, you would also add a <text:span text:style-name="Source_5f_Text">ForceCommand</text:span> directive that specifies the <text:span text:style-name="Source_5f_Text">rssh</text:span> command with the allowed options.</text:p>
      <text:p text:style-name="Text_20_body">First, you would need to make sure that the <text:span text:style-name="Source_5f_Text">rssh</text:span> package is installed on your server.</text:p>
      <text:p text:style-name="Preformatted_20_Text"><text:span text:style-name="FunctionTok">sudo</text:span><text:span text:style-name="NormalTok"> apt update</text:span> </text:p>
      <text:p text:style-name="Preformatted_20_Text"><text:span text:style-name="FunctionTok">sudo</text:span><text:span text:style-name="NormalTok"> apt install rssh</text:span> </text:p>
      <text:p text:style-name="First_20_paragraph">Once <text:span text:style-name="Source_5f_Text">rssh</text:span> in installed, you can edit your <text:span text:style-name="Source_5f_Text">/etc/ssh/sshd_config</text:span> file (remember to make a backup first!):</text:p>
      <text:p text:style-name="Preformatted_20_Text"><text:span text:style-name="FunctionTok">sudo</text:span><text:span text:style-name="NormalTok"> nano /etc/ssh/sshd_config</text:span> </text:p>
      <text:p text:style-name="First_20_paragraph">Then, within the <text:span text:style-name="Source_5f_Text">MatchUser</text:span> block for the user you want to restrict (e.g., <text:span text:style-name="Source_5f_Text">alice</text:span>), you would add the <text:span text:style-name="Source_5f_Text">ForceCommand</text:span> line. For example, if you only want to allow SFTP access with <text:span text:style-name="Source_5f_Text">rssh</text:span>, the block might look like this:</text:p>
      <text:p text:style-name="Preformatted_20_Text">Match User alice</text:p>
      <text:p text:style-name="Preformatted_20_Text"><text:s text:c="4"/>ChrootDirectory /home/chroot-alice</text:p>
      <text:p text:style-name="Preformatted_20_Text"><text:s text:c="4"/>ForceCommand /usr/bin/rssh -sftp</text:p>
      <text:p text:style-name="Preformatted_20_Text"><text:soft-page-break/><text:s text:c="4"/>AllowTcpForwarding no</text:p>
      <text:p text:style-name="Preformatted_20_Text"><text:s text:c="4"/>X11Forwarding no</text:p>
      <text:p text:style-name="First_20_paragraph">Here, <text:span text:style-name="Source_5f_Text">/usr/bin/rssh</text:span> is the path to the <text:span text:style-name="Source_5f_Text">rssh</text:span> executable, and -sftp is an option that tells <text:span text:style-name="Source_5f_Text">rssh</text:span> to only allow SFTP connections.</text:p>
      <text:p text:style-name="Text_20_body">If you wanted to allow both SFTP and <text:span text:style-name="Source_5f_Text">scp</text:span> (secure copy) with <text:span text:style-name="Source_5f_Text">rssh</text:span>, the <text:span text:style-name="Source_5f_Text">ForceCommand</text:span> would be:</text:p>
      <text:p text:style-name="Text_20_body"><text:span text:style-name="Source_5f_Text">ForceCommand /usr/bin/rssh -sftp -scp</text:span></text:p>
      <text:p text:style-name="Text_20_body">After making these changes, you would again need to restart the SSH service:</text:p>
      <text:p text:style-name="Preformatted_20_Text"><text:span text:style-name="FunctionTok">sudo</text:span><text:span text:style-name="NormalTok"> systemctl restart sshd</text:span> </text:p>
      <text:p text:style-name="First_20_paragraph">Now, when <text:span text:style-name="Source_5f_Text">alice</text:span> logs in via SSH, instead of getting a regular shell (if we had allowed it), the <text:span text:style-name="Source_5f_Text">rssh</text:span> command will be executed, limited them to only the specified actions (in these examples, SFTP and/or SCP) within their chroot environment. Any attempt to run other commands will be blocked by <text:span text:style-name="Source_5f_Text">rssh</text:span>.</text:p>
      <text:p text:style-name="Text_20_body">Remember to only include the <text:span text:style-name="Source_5f_Text">rssh</text:span> options for the functionality you want to allow for that specific us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48:06Z</meta:creation-date>
    <dc:date>2025-06-10T11:52:48.866119808</dc:date>
    <meta:editing-duration>PT24S</meta:editing-duration>
    <meta:editing-cycles>1</meta:editing-cycles>
    <meta:document-statistic meta:table-count="0" meta:image-count="0" meta:object-count="0" meta:page-count="12" meta:paragraph-count="219" meta:word-count="4260" meta:character-count="27324" meta:non-whitespace-character-count="23219"/>
  </office:meta>
</office:document-meta>
</file>